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Helvetica" svg:font-family="Helvetica"/>
    <style:font-face style:name="Helvetica-Narrow" svg:font-family="Helvetica-Narrow"/>
    <style:font-face style:name="Tahoma1" svg:font-family="Tahoma"/>
    <style:font-face style:name="Times" svg:font-family="Times"/>
    <style:font-face style:name="Times New Roman" svg:font-family="'Times New Roman'" style:font-family-generic="roman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</text:p>
      <text:p text:style-name="h1">Heading 1</text:p>
      <text:p text:style-name="p">para </text:p>
      <text:p text:style-name="h2">Heading 2</text:p>
      <text:p text:style-name="p">para </text:p>
      <text:p text:style-name="h3">Heading 3</text:p>
      <text:p text:style-name="p">para </text:p>
      <text:p text:style-name="h4">Heading 4</text:p>
      <text:p text:style-name="p">para </text:p>
      <text:p text:style-name="h5">Heading 5</text:p>
      <text:p text:style-name="p">para </text:p>
      <text:list text:style-name="li1b">
        <text:list-item>
          <text:p text:style-name="li1b">Bulleted list li1b</text:p>
        </text:list-item>
        <text:list-item>
          <text:p text:style-name="li1b">second item</text:p>
        </text:list-item>
      </text:list>
      <text:list text:style-name="li2b">
        <text:list-item>
          <text:p text:style-name="li2b">li2b</text:p>
        </text:list-item>
        <text:list-item>
          <text:p text:style-name="li2b">li2b second item</text:p>
        </text:list-item>
      </text:list>
      <text:list text:style-name="li3b">
        <text:list-item>
          <text:p text:style-name="li3b">li3b</text:p>
        </text:list-item>
        <text:list-item>
          <text:p text:style-name="li3b">li3b second item</text:p>
        </text:list-item>
      </text:list>
      <text:list text:style-name="li2b">
        <text:list-item text:start-value="1">
          <text:p text:style-name="li2b">li2b thrid item</text:p>
        </text:list-item>
      </text:list>
      <text:p text:style-name="p">para <text:span text:style-name="T2">bold italic</text:span><text:span text:style-name="T3"> italic only</text:span> normal again</text:p>
      <text:p text:style-name="h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Helvetica" svg:font-family="Helvetica"/>
    <style:font-face style:name="Helvetica-Narrow" svg:font-family="Helvetica-Narrow"/>
    <style:font-face style:name="Tahoma1" svg:font-family="Tahoma"/>
    <style:font-face style:name="Times" svg:font-family="Times"/>
    <style:font-face style:name="Times New Roman" svg:font-family="'Times New Roman'" style:font-family-generic="roman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AU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list-style style:name="li2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list-style style:name="li3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ward</meta:initial-creator>
    <meta:creation-date>2007-12-12T11:23:20</meta:creation-date>
    <dc:creator>ward</dc:creator>
    <dc:date>2007-12-12T14:12:51</dc:date>
    <meta:editing-cycles>4</meta:editing-cycles>
    <meta:editing-duration>PT8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39" meta:character-count="200"/>
  </office:meta>
</office:document-meta>
</file>